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55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83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raaiboek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>
            <text:p>begin tijd</text:p>
          </table:table-cell>
          <table:table-cell office:value-type="string">
            <text:p>eind tijd</text:p>
          </table:table-cell>
          <table:table-cell office:value-type="string">
            <text:p>gebeurtenis</text:p>
          </table:table-cell>
          <table:table-cell office:value-type="string">
            <text:p>wie</text:p>
          </table:table-cell>
          <table:table-cell office:value-type="string">
            <text:p>waar</text:p>
          </table:table-cell>
          <table:table-cell table:number-columns-repeated="7"/>
        </table:table-row>
        <table:table-row table:style-name="ro1">
          <table:table-cell office:value-type="time" office:time-value="PT06H00M00S">
            <text:p>06:00:00 AM</text:p>
          </table:table-cell>
          <table:table-cell table:style-name="ce1" office:value-type="time" office:time-value="PT12H00M00S">
            <text:p>12:00:00 PM</text:p>
          </table:table-cell>
          <table:table-cell office:value-type="string">
            <text:p>Opbouwen podia</text:p>
          </table:table-cell>
          <table:table-cell office:value-type="string">
            <text:p>bouw ploeg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office:value-type="time" office:time-value="PT09H00M00S">
            <text:p>09:00:00 AM</text:p>
          </table:table-cell>
          <table:table-cell table:style-name="ce1" office:value-type="time" office:time-value="PT15H00M00S">
            <text:p>03:00:00 PM</text:p>
          </table:table-cell>
          <table:table-cell office:value-type="string">
            <text:p>Licht in hangen</text:p>
          </table:table-cell>
          <table:table-cell office:value-type="string">
            <text:p>Licht ploeg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office:value-type="time" office:time-value="PT09H00M00S">
            <text:p>09:00:00 AM</text:p>
          </table:table-cell>
          <table:table-cell table:style-name="ce1" office:value-type="time" office:time-value="PT15H00M00S">
            <text:p>03:00:00 PM</text:p>
          </table:table-cell>
          <table:table-cell office:value-type="string">
            <text:p>PA inhangen</text:p>
          </table:table-cell>
          <table:table-cell office:value-type="string">
            <text:p>Geluid ploeg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office:value-type="time" office:time-value="PT12H00M00S">
            <text:p>12:00:00 PM</text:p>
          </table:table-cell>
          <table:table-cell table:style-name="ce1" office:value-type="time" office:time-value="PT12H45M00S">
            <text:p>12:45:00 PM</text:p>
          </table:table-cell>
          <table:table-cell office:value-type="string">
            <text:p>Lunch</text:p>
          </table:table-cell>
          <table:table-cell office:value-type="string">
            <text:p>iedereen</text:p>
          </table:table-cell>
          <table:table-cell office:value-type="string">
            <text:p>Backstage upstairs</text:p>
          </table:table-cell>
          <table:table-cell table:number-columns-repeated="7"/>
        </table:table-row>
        <table:table-row table:style-name="ro1">
          <table:table-cell office:value-type="time" office:time-value="PT15H00M00S">
            <text:p>03:00:00 PM</text:p>
          </table:table-cell>
          <table:table-cell/>
          <table:table-cell office:value-type="string">
            <text:p>Systeem inmeten</text:p>
          </table:table-cell>
          <table:table-cell office:value-type="string">
            <text:p>Systeemtech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show ploeg</text:p>
          </table:table-cell>
          <table:table-cell office:value-type="string">
            <text:p>showploeg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Licht programmeren</text:p>
          </table:table-cell>
          <table:table-cell office:value-type="string">
            <text:p>licht techs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show ploeg</text:p>
          </table:table-cell>
          <table:table-cell office:value-type="string">
            <text:p>showploeg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office:value-type="time" office:time-value="PT15H30M00S">
            <text:p>03:30:00 PM</text:p>
          </table:table-cell>
          <table:table-cell/>
          <table:table-cell office:value-type="string">
            <text:p>Get-In Melody Frost</text:p>
          </table:table-cell>
          <table:table-cell office:value-type="string">
            <text:p>Melody Frost</text:p>
          </table:table-cell>
          <table:table-cell office:value-type="string">
            <text:p>Dressing room 1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Trom Petty</text:p>
          </table:table-cell>
          <table:table-cell office:value-type="string">
            <text:p>Trom Petty</text:p>
          </table:table-cell>
          <table:table-cell office:value-type="string">
            <text:p>Dressing room 2</text:p>
          </table:table-cell>
          <table:table-cell table:number-columns-repeated="7"/>
        </table:table-row>
        <table:table-row table:style-name="ro1">
          <table:table-cell office:value-type="time" office:time-value="PT16H00M00S">
            <text:p>04:00:00 PM</text:p>
          </table:table-cell>
          <table:table-cell table:style-name="ce1" office:value-type="time" office:time-value="PT18H00M00S">
            <text:p>06:00:00 PM</text:p>
          </table:table-cell>
          <table:table-cell office:value-type="string">
            <text:p>Soundcheck Melody Frost</text:p>
          </table:table-cell>
          <table:table-cell office:value-type="string">
            <text:p>Melody Frost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Soundcheck Trom petty</text:p>
          </table:table-cell>
          <table:table-cell office:value-type="string">
            <text:p>Trom Petty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18H00M00S">
            <text:p>06:00:00 PM</text:p>
          </table:table-cell>
          <table:table-cell table:style-name="ce1" office:value-type="time" office:time-value="PT18H45M00S">
            <text:p>06:45:00 PM</text:p>
          </table:table-cell>
          <table:table-cell office:value-type="string">
            <text:p>Dinner</text:p>
          </table:table-cell>
          <table:table-cell office:value-type="string">
            <text:p>iedereen</text:p>
          </table:table-cell>
          <table:table-cell office:value-type="string">
            <text:p>Backstage upstairs</text:p>
          </table:table-cell>
          <table:table-cell table:number-columns-repeated="7"/>
        </table:table-row>
        <table:table-row table:style-name="ro1">
          <table:table-cell office:value-type="time" office:time-value="PT18H45M00S">
            <text:p>06:45:00 PM</text:p>
          </table:table-cell>
          <table:table-cell/>
          <table:table-cell office:value-type="string">
            <text:p>Get-In piano stemmer</text:p>
          </table:table-cell>
          <table:table-cell office:value-type="string">
            <text:p>piano stemmer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&amp; opbouw Camilla </text:p>
          </table:table-cell>
          <table:table-cell office:value-type="string">
            <text:p>Camilla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&amp; opbouwe redwine clementine</text:p>
          </table:table-cell>
          <table:table-cell office:value-type="string">
            <text:p>RC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19H30M00S">
            <text:p>07:30:00 PM</text:p>
          </table:table-cell>
          <table:table-cell/>
          <table:table-cell office:value-type="string">
            <text:p>Deuren open</text:p>
          </table:table-cell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Get-In de Wethouder</text:p>
          </table:table-cell>
          <table:table-cell office:value-type="string">
            <text:p>Wethouder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office:value-type="time" office:time-value="PT20H00M00S">
            <text:p>08:00:00 PM</text:p>
          </table:table-cell>
          <table:table-cell/>
          <table:table-cell office:value-type="string">
            <text:p>Showtime de wethouder</text:p>
          </table:table-cell>
          <table:table-cell office:value-type="string">
            <text:p>Wethouder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20H05M00S">
            <text:p>08:05:00 PM</text:p>
          </table:table-cell>
          <table:table-cell table:style-name="ce1" office:value-type="time" office:time-value="PT20H30M00S">
            <text:p>08:30:00 PM</text:p>
          </table:table-cell>
          <table:table-cell office:value-type="string">
            <text:p>Showtime Redwine Clementine</text:p>
          </table:table-cell>
          <table:table-cell office:value-type="string">
            <text:p>Redwine Clementine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Sampletura</text:p>
          </table:table-cell>
          <table:table-cell office:value-type="string">
            <text:p>Sampletura</text:p>
          </table:table-cell>
          <table:table-cell office:value-type="string">
            <text:p>Dressing room 3</text:p>
          </table:table-cell>
          <table:table-cell table:number-columns-repeated="7"/>
        </table:table-row>
        <table:table-row table:style-name="ro1">
          <table:table-cell office:value-type="time" office:time-value="PT20H30M00S">
            <text:p>08:30:00 PM</text:p>
          </table:table-cell>
          <table:table-cell table:style-name="ce1" office:value-type="time" office:time-value="PT21H00M00S">
            <text:p>09:00:00 PM</text:p>
          </table:table-cell>
          <table:table-cell office:value-type="string">
            <text:p>Showtime Camilla and the sunflowers</text:p>
          </table:table-cell>
          <table:table-cell office:value-type="string">
            <text:p>Camilla + GZ crew + piano stemmer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Jay Marten &amp; the early birds</text:p>
          </table:table-cell>
          <table:table-cell office:value-type="string">
            <text:p>Jay Marten &amp; the early birds</text:p>
          </table:table-cell>
          <table:table-cell office:value-type="string">
            <text:p>Dressing room 4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Soundcheck Sampletura</text:p>
          </table:table-cell>
          <table:table-cell office:value-type="string">
            <text:p>Sampletura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21H00M00S">
            <text:p>09:00:00 PM</text:p>
          </table:table-cell>
          <table:table-cell table:style-name="ce1" office:value-type="time" office:time-value="PT21H30M00S">
            <text:p>09:30:00 PM</text:p>
          </table:table-cell>
          <table:table-cell office:value-type="string">
            <text:p>Showtime Sampletura</text:p>
          </table:table-cell>
          <table:table-cell office:value-type="string">
            <text:p>Sampletura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Soundcheck Jay Marten &amp; the early birds</text:p>
          </table:table-cell>
          <table:table-cell office:value-type="string">
            <text:p>Jay Marten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office:value-type="time" office:time-value="PT21H30M00S">
            <text:p>09:30:00 PM</text:p>
          </table:table-cell>
          <table:table-cell table:style-name="ce1" office:value-type="time" office:time-value="PT22H15M00S">
            <text:p>10:15:00 PM</text:p>
          </table:table-cell>
          <table:table-cell office:value-type="string">
            <text:p>showtime Jay Marten &amp; the early birds</text:p>
          </table:table-cell>
          <table:table-cell office:value-type="string">
            <text:p>Jay Marten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office:value-type="time" office:time-value="PT22H15M00S">
            <text:p>10:15:00 PM</text:p>
          </table:table-cell>
          <table:table-cell table:style-name="ce1" office:value-type="time" office:time-value="PT23H00M00S">
            <text:p>11:00:00 PM</text:p>
          </table:table-cell>
          <table:table-cell office:value-type="string">
            <text:p>Showtime Trom petty</text:p>
          </table:table-cell>
          <table:table-cell office:value-type="string">
            <text:p>Trom Petty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23H00M00S">
            <text:p>11:00:00 PM</text:p>
          </table:table-cell>
          <table:table-cell table:style-name="ce2" office:value-type="time" office:time-value="PT00H00M00S">
            <text:p>00:00:00</text:p>
          </table:table-cell>
          <table:table-cell office:value-type="string">
            <text:p>Showtime Melody Frost</text:p>
          </table:table-cell>
          <table:table-cell office:value-type="string">
            <text:p>Melody Frost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office:value-type="time" office:time-value="PT01H00M00S">
            <text:p>01:00:00 AM</text:p>
          </table:table-cell>
          <table:table-cell/>
          <table:table-cell office:value-type="string">
            <text:p>Curfew</text:p>
          </table:table-cell>
          <table:table-cell office:value-type="string">
            <text:p><text:s/></text:p>
          </table:table-cell>
          <table:table-cell table:number-columns-repeated="8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18:38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5:32:12.39</meta:creation-date>
    <dc:date>2022-01-10T18:38:34.07</dc:date>
    <meta:editing-duration>PT29M24S</meta:editing-duration>
    <meta:editing-cycles>4</meta:editing-cycles>
    <meta:generator>OpenOffice/4.1.9$Win32 OpenOffice.org_project/419m1$Build-9805</meta:generator>
    <meta:document-statistic meta:table-count="3" meta:cell-count="123" meta:object-count="0"/>
  </office:meta>
</office:document-meta>
</file>